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1000000316A3230652260EC03.png" manifest:media-type="image/png"/>
  <manifest:file-entry manifest:full-path="Pictures/10002C7A0000051000000510575ED59A331BA062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a2dd" officeooo:paragraph-rsid="0000a2d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1</text:p>
      <text:p text:style-name="P1"/>
      <text:p text:style-name="P1">@@givenName@@ @@surName@@ <draw:frame draw:style-name="fr1" draw:name="Image1" text:anchor-type="as-char" svg:width="2cm" svg:height="2.499cm" draw:z-index="0"><draw:image xlink:href="Pictures/10002C7A0000051000000510575ED59A331BA062.svg" xlink:type="simple" xlink:show="embed" xlink:actuate="onLoad"/><draw:image xlink:href="Pictures/1000020100000031000000316A3230652260EC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0:56:04.891758566</meta:creation-date>
    <dc:date>2017-06-26T19:13:06.923023974</dc:date>
    <meta:editing-duration>PT7M20S</meta:editing-duration>
    <meta:editing-cycles>5</meta:editing-cycles>
    <meta:generator>LibreOffice/5.2.7.2$Linux_X86_64 LibreOffice_project/20m0$Build-2</meta:generator>
    <meta:document-statistic meta:table-count="0" meta:image-count="1" meta:object-count="0" meta:page-count="1" meta:paragraph-count="2" meta:word-count="4" meta:character-count="34" meta:non-whitespace-character-count="31"/>
  </office:meta>
</office:document-meta>
</file>